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ltiline Text Test</text:p>
      <text:p text:style-name="Standard"/>
      <text:p text:style-name="Standard">${text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13$Linux OpenOffice.org_project/680m113$Build-8930
  </meta:generator>
    <meta:initial-creator>Mirko Nasato</meta:initial-creator>
    <meta:creation-date>2005-07-18T20:50:56</meta:creation-date>
    <dc:creator>Mirko Nasato</dc:creator>
    <dc:date>2005-07-18T20:52:45</dc:date>
    <dc:language>en-GB</dc:language>
    <meta:editing-cycles>2</meta:editing-cycles>
    <meta:editing-duration>PT1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26"/>
  </office:meta>
</office:document-meta>
</file>